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2000000EAF1AAD7DFA4A1A936.png" manifest:media-type="image/png"/>
  <manifest:file-entry manifest:full-path="Pictures/100000010000023B000001FABFF76BE5407A79A5.png" manifest:media-type="image/png"/>
  <manifest:file-entry manifest:full-path="Pictures/100000010000018F000000ECDE707510D1DF71C5.png" manifest:media-type="image/png"/>
  <manifest:file-entry manifest:full-path="Pictures/10000001000003BE000002B355A973C9E6ADD25F.png" manifest:media-type="image/png"/>
  <manifest:file-entry manifest:full-path="Pictures/100000010000041300000254838E57AE726D72A7.png" manifest:media-type="image/png"/>
  <manifest:file-entry manifest:full-path="Pictures/100000010000024F0000012B9FB53ACE3EA55856.png" manifest:media-type="image/png"/>
  <manifest:file-entry manifest:full-path="Pictures/10000000000008DA0000064637F99D02E7126411.png" manifest:media-type="image/png"/>
  <manifest:file-entry manifest:full-path="Pictures/10000001000007380000041FA8AB9D95605DD24D.png" manifest:media-type="image/png"/>
  <manifest:file-entry manifest:full-path="Pictures/10000001000004DF0000031885EC4B59AB17FF6D.png" manifest:media-type="image/png"/>
  <manifest:file-entry manifest:full-path="Pictures/10000001000004FD0000030CA5209D50ACE69726.png" manifest:media-type="image/png"/>
  <manifest:file-entry manifest:full-path="Pictures/10000001000007380000041FA24D6D4009075675.png" manifest:media-type="image/png"/>
  <manifest:file-entry manifest:full-path="Pictures/10000001000007380000041FD1D00822190235DA.png" manifest:media-type="image/png"/>
  <manifest:file-entry manifest:full-path="Pictures/10000001000007380000041FFE4E3F0C6B6AF36F.png" manifest:media-type="image/png"/>
  <manifest:file-entry manifest:full-path="Pictures/10000001000007380000041FF1EBA2F4225161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3.9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4.5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385cm" fo:min-width="2.04cm"/>
      <style:paragraph-properties style:writing-mode="lr-tb"/>
    </style:style>
    <style:style style:name="gr8" style:family="graphic" style:parent-style-name="standard">
      <style:graphic-properties svg:stroke-color="#ff4000" draw:fill-color="#ff3838" draw:textarea-horizontal-align="justify" draw:textarea-vertical-align="middle" draw:auto-grow-height="false" fo:min-height="0.385cm" fo:min-width="2.04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3838"/>
      <style:paragraph-properties fo:text-align="center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05cm" svg:height="10.795cm" svg:x="14.13cm" svg:y="1.905cm">
          <draw:image xlink:href="Pictures/10000001000001C2000000EAF1AAD7DFA4A1A936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9.525cm" svg:x="1.905cm" svg:y="2.682cm">
          <draw:image xlink:href="Pictures/100000010000023B000001FABFF76BE5407A79A5.png" xlink:type="simple" xlink:show="embed" xlink:actuate="onLoad" draw:mime-type="image/png">
            <text:p/>
          </draw:image>
        </draw:frame>
        <draw:custom-shape draw:style-name="gr2" draw:text-style-name="P2" draw:layer="layout" svg:width="5.08cm" svg:height="1.27cm" svg:x="17.78cm" svg:y="12.7cm">
          <text:p text:style-name="P2">Nilang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27cm" svg:x="4.445cm" svg:y="12.7cm">
          <text:p text:style-name="P2">Imra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65cm" svg:height="10.795cm" svg:x="13.335cm" svg:y="1.27cm">
          <draw:image xlink:href="Pictures/100000010000018F000000ECDE707510D1DF71C5.png" xlink:type="simple" xlink:show="embed" xlink:actuate="onLoad" draw:mime-type="image/png">
            <text:p/>
          </draw:image>
        </draw:frame>
        <draw:frame draw:style-name="gr1" draw:text-style-name="P1" draw:layer="layout" svg:width="12.065cm" svg:height="9.725cm" svg:x="0.5cm" svg:y="1.905cm">
          <draw:image xlink:href="Pictures/10000001000003BE000002B355A973C9E6ADD25F.png" xlink:type="simple" xlink:show="embed" xlink:actuate="onLoad" draw:mime-type="image/png">
            <text:p/>
          </draw:image>
        </draw:frame>
        <draw:custom-shape draw:style-name="gr4" draw:text-style-name="P2" draw:layer="layout" svg:width="4.445cm" svg:height="0.635cm" svg:x="4.445cm" svg:y="12.231cm">
          <text:p text:style-name="P2">Imra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0.635cm" svg:x="15.24cm" svg:y="12.065cm">
          <text:p text:style-name="P2">Nilang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335cm" svg:height="11.43cm" svg:x="0.635cm" svg:y="1.27cm">
          <draw:image xlink:href="Pictures/100000010000041300000254838E57AE726D72A7.png" xlink:type="simple" xlink:show="embed" xlink:actuate="onLoad" draw:mime-type="image/png">
            <text:p/>
          </draw:image>
        </draw:frame>
        <draw:frame draw:style-name="gr1" draw:text-style-name="P1" draw:layer="layout" svg:width="14.366cm" svg:height="11.43cm" svg:x="13.574cm" svg:y="1.27cm">
          <draw:image xlink:href="Pictures/100000010000024F0000012B9FB53ACE3EA558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15.24cm" svg:x="1.27cm" svg:y="0cm" presentation:class="outline" presentation:placeholder="true" presentation:user-transformed="true">
          <draw:text-box/>
        </draw:frame>
        <draw:frame draw:style-name="gr1" draw:text-style-name="P1" draw:layer="layout" svg:width="22.221cm" svg:height="15.749cm" svg:x="0.004cm" svg:y="0cm">
          <draw:image xlink:href="Pictures/10000000000008DA0000064637F99D02E71264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12.387cm" svg:height="13.386cm" svg:x="0.901cm" svg:y="1.078cm">
          <draw:image xlink:href="Pictures/10000001000004DF0000031885EC4B59AB17FF6D.png" xlink:type="simple" xlink:show="embed" xlink:actuate="onLoad" draw:mime-type="image/png">
            <text:p/>
          </draw:image>
        </draw:frame>
        <draw:custom-shape draw:style-name="gr7" draw:text-style-name="P7" draw:layer="layout" svg:width="2.54cm" svg:height="0.635cm" svg:x="8.255cm" svg:y="3.175cm">
          <text:p text:style-name="P6">- TI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0.635cm" svg:x="8.221cm" svg:y="4.237cm">
          <text:p text:style-name="P6">- Geo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2.638cm" svg:height="12.515cm" svg:x="14.032cm" svg:y="1.455cm">
          <draw:image xlink:href="Pictures/10000001000004FD0000030CA5209D50ACE697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15.049cm" svg:height="14.029cm" svg:x="0.635cm" svg:y="0cm">
          <draw:image xlink:href="Pictures/10000001000007380000041FFE4E3F0C6B6AF36F.png" xlink:type="simple" xlink:show="embed" xlink:actuate="onLoad" draw:mime-type="image/png">
            <text:p/>
          </draw:image>
        </draw:frame>
        <draw:frame draw:style-name="gr6" draw:text-style-name="P6" draw:layer="layout" svg:width="11.43cm" svg:height="12.515cm" svg:x="15.875cm" svg:y="1.905cm">
          <draw:image xlink:href="Pictures/10000001000007380000041FF1EBA2F42251610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6.035cm" svg:height="14.605cm" svg:x="0cm" svg:y="0.635cm" presentation:class="outline" presentation:placeholder="true" presentation:user-transformed="true">
          <draw:text-box/>
        </draw:frame>
        <draw:frame draw:style-name="gr6" draw:text-style-name="P6" draw:layer="layout" svg:width="27.587cm" svg:height="15.749cm" svg:x="0.191cm" svg:y="-0.694cm">
          <draw:image xlink:href="Pictures/10000001000007380000041FD1D00822190235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27.587cm" svg:height="15.749cm" svg:x="0.191cm" svg:y="-0.694cm">
          <draw:image xlink:href="Pictures/10000001000007380000041FA8AB9D95605DD2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27.587cm" svg:height="15.749cm" svg:x="0.191cm" svg:y="-0.694cm">
          <draw:image xlink:href="Pictures/10000001000007380000041FA24D6D40090756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14:46:46.374712447</meta:creation-date>
    <dc:date>2023-11-02T16:14:44.051386942</dc:date>
    <meta:editing-duration>PT24M13S</meta:editing-duration>
    <meta:editing-cycles>7</meta:editing-cycles>
    <meta:generator>LibreOffice/7.3.7.2$Linux_X86_64 LibreOffice_project/30$Build-2</meta:generator>
    <meta:document-statistic meta:object-count="61"/>
  </office:meta>
</office:document-meta>
</file>